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style:text-underline-style="none" fo:font-weight="normal" officeooo:rsid="00a10b3a" officeooo:paragraph-rsid="00a10b3a" style:font-weight-asian="normal" style:font-weight-complex="normal"/>
    </style:style>
    <style:style style:name="P2" style:family="paragraph" style:parent-style-name="Text_20_body">
      <style:paragraph-properties fo:text-align="start" style:justify-single-word="false"/>
      <style:text-properties style:text-underline-style="none" fo:font-weight="normal" officeooo:rsid="00a10b3a" officeooo:paragraph-rsid="00c17ef0" style:font-weight-asian="normal" style:font-weight-complex="normal"/>
    </style:style>
    <style:style style:name="P3" style:family="paragraph" style:parent-style-name="Preformatted_20_Text">
      <style:text-properties officeooo:paragraph-rsid="00b6a851"/>
    </style:style>
    <style:style style:name="P4" style:family="paragraph" style:parent-style-name="Preformatted_20_Text">
      <style:paragraph-properties fo:margin-top="0cm" fo:margin-bottom="0.499cm" style:contextual-spacing="false"/>
    </style:style>
    <style:style style:name="P5" style:family="paragraph" style:parent-style-name="Heading_20_2">
      <style:paragraph-properties fo:text-align="center" style:justify-single-word="false"/>
    </style:style>
    <style:style style:name="P6" style:family="paragraph" style:parent-style-name="Heading_20_1">
      <style:paragraph-properties fo:text-align="start" style:justify-single-word="false"/>
      <style:text-properties style:text-underline-style="none" fo:font-weight="normal" officeooo:rsid="00a10b3a" officeooo:paragraph-rsid="00a10b3a" style:font-weight-asian="normal" style:font-weight-complex="normal"/>
    </style:style>
    <style:style style:name="P7" style:family="paragraph" style:parent-style-name="Heading_20_1">
      <style:paragraph-properties fo:text-align="start" style:justify-single-word="false"/>
      <style:text-properties style:text-underline-style="none" fo:font-weight="normal" officeooo:rsid="00a10b3a" officeooo:paragraph-rsid="00c17ef0" style:font-weight-asian="normal" style:font-weight-complex="normal"/>
    </style:style>
    <style:style style:name="P8" style:family="paragraph" style:parent-style-name="Text_20_body" style:list-style-name="L1">
      <style:paragraph-properties fo:text-align="start" style:justify-single-word="false"/>
    </style:style>
    <style:style style:name="P9" style:family="paragraph" style:parent-style-name="Text_20_body" style:list-style-name="L1">
      <style:paragraph-properties fo:text-align="start" style:justify-single-word="false"/>
      <style:text-properties officeooo:paragraph-rsid="0018cc3d"/>
    </style:style>
    <style:style style:name="P10" style:family="paragraph" style:parent-style-name="Text_20_body" style:list-style-name="L1">
      <style:paragraph-properties fo:text-align="start" style:justify-single-word="false"/>
      <style:text-properties fo:font-weight="normal" style:font-weight-asian="normal" style:font-weight-complex="normal"/>
    </style:style>
    <style:style style:name="P11" style:family="paragraph" style:parent-style-name="Text_20_body" style:list-style-name="L1">
      <style:paragraph-properties fo:text-align="start" style:justify-single-word="false"/>
      <style:text-properties fo:color="#000000" fo:font-weight="normal" style:font-weight-asian="normal" style:font-weight-complex="normal"/>
    </style:style>
    <style:style style:name="P12" style:family="paragraph" style:parent-style-name="Text_20_body" style:list-style-name="L1">
      <style:paragraph-properties fo:text-align="start" style:justify-single-word="false"/>
      <style:text-properties fo:color="#000000" fo:font-weight="normal" officeooo:paragraph-rsid="0030714a" style:font-weight-asian="normal" style:font-weight-complex="normal"/>
    </style:style>
    <style:style style:name="P13" style:family="paragraph" style:parent-style-name="Text_20_body" style:list-style-name="L1">
      <style:paragraph-properties fo:text-align="start" style:justify-single-word="false"/>
      <style:text-properties fo:color="#000000" fo:font-size="14pt" fo:font-weight="bold" officeooo:paragraph-rsid="0030714a" style:font-size-asian="14pt" style:font-weight-asian="bold" style:font-size-complex="14pt" style:font-weight-complex="bold"/>
    </style:style>
    <style:style style:name="P14" style:family="paragraph" style:parent-style-name="Text_20_body" style:list-style-name="L1">
      <style:paragraph-properties fo:text-align="start" style:justify-single-word="false"/>
      <style:text-properties style:text-underline-style="none" fo:font-weight="normal" officeooo:rsid="00a10b3a" officeooo:paragraph-rsid="00a10b3a" style:font-weight-asian="normal" style:font-weight-complex="normal"/>
    </style:style>
    <style:style style:name="P15" style:family="paragraph" style:parent-style-name="Text_20_body">
      <style:paragraph-properties fo:text-align="start" style:justify-single-word="false"/>
      <style:text-properties style:text-underline-style="none" fo:font-weight="normal" officeooo:rsid="00a10b3a" officeooo:paragraph-rsid="00a10b3a" style:font-weight-asian="normal" style:font-weight-complex="normal"/>
    </style:style>
    <style:style style:name="P16" style:family="paragraph" style:parent-style-name="Text_20_body" style:list-style-name="L3">
      <style:paragraph-properties fo:text-align="start" style:justify-single-word="false"/>
      <style:text-properties style:text-underline-style="none" fo:font-weight="normal" officeooo:rsid="00a10b3a" officeooo:paragraph-rsid="00a10b3a" style:font-weight-asian="normal" style:font-weight-complex="normal"/>
    </style:style>
    <style:style style:name="P17" style:family="paragraph" style:parent-style-name="Text_20_body" style:list-style-name="L3">
      <style:paragraph-properties fo:text-align="start" style:justify-single-word="false"/>
      <style:text-properties style:text-underline-style="none" fo:font-weight="normal" officeooo:rsid="00a10b3a" officeooo:paragraph-rsid="00c17ef0" style:font-weight-asian="normal" style:font-weight-complex="normal"/>
    </style:style>
    <style:style style:name="P18" style:family="paragraph" style:parent-style-name="Text_20_body" style:list-style-name="L4">
      <style:paragraph-properties fo:text-align="start" style:justify-single-word="false"/>
      <style:text-properties style:text-underline-style="none" fo:font-weight="normal" officeooo:rsid="00a10b3a" officeooo:paragraph-rsid="00c17ef0" style:font-weight-asian="normal" style:font-weight-complex="normal"/>
    </style:style>
    <style:style style:name="P19" style:family="paragraph" style:parent-style-name="Text_20_body" style:list-style-name="L4">
      <style:paragraph-properties fo:text-align="start" style:justify-single-word="false"/>
      <style:text-properties style:text-underline-style="none" fo:font-weight="normal" officeooo:rsid="00a10b3a" officeooo:paragraph-rsid="00db59ed" style:font-weight-asian="normal" style:font-weight-complex="normal"/>
    </style:style>
    <style:style style:name="P20" style:family="paragraph" style:parent-style-name="Text_20_body" style:list-style-name="L5">
      <style:paragraph-properties fo:text-align="start" style:justify-single-word="false"/>
      <style:text-properties style:text-underline-style="none" fo:font-weight="normal" officeooo:rsid="00a10b3a" officeooo:paragraph-rsid="00c17ef0" style:font-weight-asian="normal" style:font-weight-complex="normal"/>
    </style:style>
    <style:style style:name="P21" style:family="paragraph" style:parent-style-name="Heading_20_3" style:list-style-name="L1">
      <style:paragraph-properties fo:text-align="start" style:justify-single-word="false"/>
    </style:style>
    <style:style style:name="P22" style:family="paragraph" style:parent-style-name="Heading_20_3" style:list-style-name="L1">
      <style:paragraph-properties fo:text-align="start" style:justify-single-word="false"/>
      <style:text-properties fo:font-weight="normal" style:font-weight-asian="normal" style:font-weight-complex="normal"/>
    </style:style>
    <style:style style:name="P23" style:family="paragraph" style:parent-style-name="Heading_20_2" style:list-style-name="L2">
      <style:paragraph-properties fo:text-align="start" style:justify-single-word="false"/>
      <style:text-properties officeooo:paragraph-rsid="0018cc3d"/>
    </style:style>
    <style:style style:name="P24" style:family="paragraph" style:parent-style-name="Heading_20_2" style:list-style-name="L1">
      <style:paragraph-properties fo:text-align="start" style:justify-single-word="false"/>
      <style:text-properties fo:font-weight="normal" style:font-weight-asian="normal" style:font-weight-complex="normal"/>
    </style:style>
    <style:style style:name="P25" style:family="paragraph" style:parent-style-name="Heading_20_2" style:list-style-name="L3">
      <style:paragraph-properties fo:text-align="start" style:justify-single-word="false"/>
      <style:text-properties style:text-underline-style="none" fo:font-weight="normal" officeooo:rsid="00a10b3a" officeooo:paragraph-rsid="00a10b3a" style:font-weight-asian="normal" style:font-weight-complex="normal"/>
    </style:style>
    <style:style style:name="P26" style:family="paragraph" style:parent-style-name="Preformatted_20_Text" style:list-style-name="L1">
      <style:paragraph-properties fo:text-align="start" style:justify-single-word="false"/>
      <style:text-properties fo:font-weight="bold" style:font-weight-asian="bold" style:font-weight-complex="bold"/>
    </style:style>
    <style:style style:name="P27" style:family="paragraph" style:parent-style-name="Preformatted_20_Text" style:list-style-name="L1">
      <style:paragraph-properties fo:text-align="start" style:justify-single-word="false"/>
      <style:text-properties fo:font-weight="bold" officeooo:paragraph-rsid="002a9003" style:font-weight-asian="bold" style:font-weight-complex="bold"/>
    </style:style>
    <style:style style:name="P28" style:family="paragraph" style:parent-style-name="Preformatted_20_Text">
      <style:text-properties fo:font-weight="bold" officeooo:paragraph-rsid="00b6a851" style:font-weight-asian="bold" style:font-weight-complex="bold"/>
    </style:style>
    <style:style style:name="P29" style:family="paragraph" style:parent-style-name="Preformatted_20_Text" style:list-style-name="L1">
      <style:paragraph-properties fo:text-align="start" style:justify-single-word="false"/>
      <style:text-properties fo:color="#000000" fo:font-size="14pt" style:text-underline-style="none" fo:font-weight="bold" officeooo:paragraph-rsid="002a9003" style:font-size-asian="14pt" style:font-weight-asian="bold" style:font-size-complex="14pt" style:font-weight-complex="bold"/>
    </style:style>
    <style:style style:name="P30" style:family="paragraph" style:parent-style-name="Preformatted_20_Text" style:list-style-name="L1">
      <style:paragraph-properties fo:text-align="start" style:justify-single-word="false"/>
      <style:text-properties style:text-underline-style="none" fo:font-weight="bold" officeooo:rsid="00a10b3a" officeooo:paragraph-rsid="00a10b3a" style:font-weight-asian="bold" style:font-weight-complex="bold"/>
    </style:style>
    <style:style style:name="P31" style:family="paragraph" style:parent-style-name="Preformatted_20_Text" style:list-style-name="L3">
      <style:paragraph-properties fo:text-align="start" style:justify-single-word="false"/>
      <style:text-properties style:text-underline-style="none" fo:font-weight="bold" officeooo:rsid="00a10b3a" officeooo:paragraph-rsid="00a10b3a" style:font-weight-asian="bold" style:font-weight-complex="bold"/>
    </style:style>
    <style:style style:name="P32" style:family="paragraph" style:parent-style-name="Preformatted_20_Text" style:list-style-name="L3">
      <style:paragraph-properties fo:text-align="start" style:justify-single-word="false"/>
      <style:text-properties style:text-underline-style="none" fo:font-weight="bold" officeooo:rsid="00a10b3a" officeooo:paragraph-rsid="00ad9253" style:font-weight-asian="bold" style:font-weight-complex="bold"/>
    </style:style>
    <style:style style:name="P33" style:family="paragraph" style:parent-style-name="Preformatted_20_Text" style:list-style-name="L4">
      <style:paragraph-properties fo:text-align="start" style:justify-single-word="false"/>
      <style:text-properties style:text-underline-style="none" fo:font-weight="bold" officeooo:rsid="00a10b3a" officeooo:paragraph-rsid="00c17ef0" style:font-weight-asian="bold" style:font-weight-complex="bold"/>
    </style:style>
    <style:style style:name="P34" style:family="paragraph" style:parent-style-name="Preformatted_20_Text" style:list-style-name="L5">
      <style:paragraph-properties fo:text-align="start" style:justify-single-word="false"/>
      <style:text-properties style:text-underline-style="none" fo:font-weight="bold" officeooo:rsid="00a10b3a" officeooo:paragraph-rsid="00c17ef0" style:font-weight-asian="bold" style:font-weight-complex="bold"/>
    </style:style>
    <style:style style:name="P35" style:family="paragraph" style:parent-style-name="Preformatted_20_Text" style:list-style-name="L3">
      <style:paragraph-properties fo:text-align="start" style:justify-single-word="false"/>
      <style:text-properties style:text-underline-style="none" fo:font-weight="normal" officeooo:rsid="00a10b3a" officeooo:paragraph-rsid="00a10b3a" style:font-weight-asian="normal" style:font-weight-complex="normal"/>
    </style:style>
    <style:style style:name="P36" style:family="paragraph" style:parent-style-name="Preformatted_20_Text" style:list-style-name="L4">
      <style:paragraph-properties fo:text-align="start" style:justify-single-word="false"/>
      <style:text-properties style:text-underline-style="none" fo:font-weight="normal" officeooo:rsid="00a10b3a" officeooo:paragraph-rsid="00c17ef0" style:font-weight-asian="normal" style:font-weight-complex="normal"/>
    </style:style>
    <style:style style:name="P37" style:family="paragraph" style:parent-style-name="Preformatted_20_Text" style:list-style-name="L5">
      <style:paragraph-properties fo:text-align="start" style:justify-single-word="false"/>
      <style:text-properties style:text-underline-style="none" fo:font-weight="normal" officeooo:rsid="00a10b3a" officeooo:paragraph-rsid="00c17ef0" style:font-weight-asian="normal" style:font-weight-complex="normal"/>
    </style:style>
    <style:style style:name="P38" style:family="paragraph" style:parent-style-name="Preformatted_20_Text" style:list-style-name="L3" style:master-page-name="">
      <style:paragraph-properties fo:margin-left="0.9cm" fo:margin-right="0cm" fo:margin-top="0cm" fo:margin-bottom="0cm" style:contextual-spacing="false" fo:text-align="start" style:justify-single-word="false" fo:text-indent="-0.6cm" style:auto-text-indent="false" style:page-number="auto"/>
      <style:text-properties style:text-underline-style="none" fo:font-weight="bold" officeooo:rsid="00a10b3a" officeooo:paragraph-rsid="00ad9253" style:font-weight-asian="bold" style:font-weight-complex="bold"/>
    </style:style>
    <style:style style:name="P39" style:family="paragraph" style:parent-style-name="Heading_20_4" style:list-style-name="L1">
      <style:paragraph-properties fo:text-align="start" style:justify-single-word="false"/>
    </style:style>
    <style:style style:name="P40" style:family="paragraph" style:parent-style-name="Heading_20_4" style:list-style-name="L1">
      <style:paragraph-properties fo:text-align="start" style:justify-single-word="false"/>
      <style:text-properties fo:font-weight="normal" style:font-weight-asian="normal" style:font-weight-complex="normal"/>
    </style:style>
    <style:style style:name="P41" style:family="paragraph" style:parent-style-name="Heading_20_4" style:list-style-name="L1">
      <style:paragraph-properties fo:text-align="start" style:justify-single-word="false"/>
      <style:text-properties fo:font-weight="bold" style:font-weight-asian="bold" style:font-weight-complex="bold"/>
    </style:style>
    <style:style style:name="P42" style:family="paragraph" style:parent-style-name="Heading_20_1" style:list-style-name="L1">
      <style:paragraph-properties fo:text-align="start" style:justify-single-word="false"/>
      <style:text-properties fo:font-weight="normal" style:font-weight-asian="normal" style:font-weight-complex="normal"/>
    </style:style>
    <style:style style:name="P43" style:family="paragraph" style:parent-style-name="Heading_20_1" style:list-style-name="L5">
      <style:paragraph-properties fo:text-align="start" style:justify-single-word="false"/>
      <style:text-properties style:text-underline-style="none" fo:font-weight="normal" officeooo:rsid="00a10b3a" officeooo:paragraph-rsid="00c17ef0" style:font-weight-asian="normal" style:font-weight-complex="normal"/>
    </style:style>
    <style:style style:name="T1" style:family="text">
      <style:text-properties officeooo:rsid="001cd8de"/>
    </style:style>
    <style:style style:name="T2" style:family="text">
      <style:text-properties fo:font-weight="bold" style:font-weight-asian="bold" style:font-weight-complex="bold"/>
    </style:style>
    <style:style style:name="T3" style:family="text">
      <style:text-properties fo:font-weight="bold" officeooo:rsid="00a90a91"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officeooo:rsid="003d4753"/>
    </style:style>
    <style:style style:name="T6" style:family="text">
      <style:text-properties officeooo:rsid="00408057"/>
    </style:style>
    <style:style style:name="T7" style:family="text">
      <style:text-properties officeooo:rsid="0059fbd3"/>
    </style:style>
    <style:style style:name="T8" style:family="text">
      <style:text-properties fo:font-weight="normal" style:font-weight-asian="normal" style:font-weight-complex="normal"/>
    </style:style>
    <style:style style:name="T9" style:family="text">
      <style:text-properties officeooo:rsid="00c17ef0"/>
    </style:style>
    <style:style style:name="T10" style:family="text">
      <style:text-properties officeooo:rsid="00c6ba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a xlink:type="simple" xlink:href="https://git-scm.com/book/en/v2/Git-on-the-Server-The-Protocols">Git on the Server</text:a></text:h>
      <text:list xml:id="list3180890619631503151" text:style-name="L1">
        <text:list-item>
          <text:p text:style-name="P8">Running a Git server is fairly straightforward. </text:p>
        </text:list-item>
        <text:list-item>
          <text:p text:style-name="P9">A remote repository is generally a <text:span text:style-name="Emphasis">bare repository</text:span> – a Git repository that has no working directory. Because the repository is only used as a collaboration point, there is no reason to have a snapshot checked out on disk; it’s just the Git data. In the simplest terms, a bare repository is the contents of your project’s <text:span text:style-name="Source_20_Text">.git</text:span> directory and nothing else.</text:p>
        </text:list-item>
      </text:list>
      <text:list xml:id="list5232573908584893524" text:style-name="L2">
        <text:list-item>
          <text:list>
            <text:list-header>
              <text:h text:style-name="P23" text:outline-level="2">The Protocols</text:h>
            </text:list-header>
          </text:list>
        </text:list-item>
      </text:list>
      <text:list xml:id="list191160583593101" text:continue-list="list3180890619631503151" text:style-name="L1">
        <text:list-item>
          <text:p text:style-name="P8">Git can use four major protocols to transfer data: </text:p>
          <text:list>
            <text:list-item>
              <text:p text:style-name="P8">Local</text:p>
            </text:list-item>
            <text:list-item>
              <text:p text:style-name="P8">HTTP</text:p>
            </text:list-item>
            <text:list-item>
              <text:p text:style-name="P8">Secure Shell (SSH)</text:p>
            </text:list-item>
            <text:list-item>
              <text:p text:style-name="P8">Git</text:p>
              <text:list>
                <text:list-item>
                  <text:h text:style-name="P21" text:outline-level="3"><text:bookmark text:name="Local-Protocol"/><text:a xlink:type="simple" xlink:href="https://git-scm.com/book/en/v2/Git-on-the-Server-The-Protocols#Local-Protocol">Local Protocol</text:a></text:h>
                </text:list-item>
              </text:list>
            </text:list-item>
          </text:list>
        </text:list-item>
        <text:list-item>
          <text:p text:style-name="P8"><text:span text:style-name="T1">T</text:span>he remote repository is in another directory on disk.</text:p>
        </text:list-item>
        <text:list-item>
          <text:p text:style-name="P8">If you have a shared mounted filesystem, then you can clone, push to, and pull from a local file-based repository.</text:p>
        </text:list-item>
        <text:list-item>
          <text:p text:style-name="P8">To clone a repository like this or to add one as a remote to an existing project, use the path to the repository as the URL.</text:p>
        </text:list-item>
        <text:list-item>
          <text:p text:style-name="P8">For example, to clone a local repository, you can run something like this:</text:p>
          <text:list>
            <text:list-item>
              <text:p text:style-name="P26"><text:span text:style-name="Source_20_Text">$</text:span> git clone /opt/git/project.git</text:p>
            </text:list-item>
            <text:list-item>
              <text:p text:style-name="P10">Or you can do this:</text:p>
              <text:list>
                <text:list-item>
                  <text:p text:style-name="P26"><text:span text:style-name="Source_20_Text">$</text:span> git clone file:///opt/git/project.git</text:p>
                </text:list-item>
              </text:list>
            </text:list-item>
          </text:list>
        </text:list-item>
        <text:list-item>
          <text:p text:style-name="P10">Git operates slightly differently if you explicitly specify <text:span text:style-name="Source_20_Text">file://</text:span> at the beginning of the URL.</text:p>
          <text:list>
            <text:list-item>
              <text:p text:style-name="P10">Git tries to use hardlinks or directly copy the files it needs.</text:p>
            </text:list-item>
            <text:list-item>
              <text:p text:style-name="P10">If you specify <text:span text:style-name="Source_20_Text"><text:span text:style-name="T2">file://</text:span></text:span>, Git fires up the processes that it normally uses to transfer data over a network which is generally a lot less efficient method of transferring the data.</text:p>
            </text:list-item>
          </text:list>
        </text:list-item>
        <text:list-item>
          <text:p text:style-name="P10">To add a local repository to an existing Git project, you can run something like this:</text:p>
          <text:list>
            <text:list-item>
              <text:p text:style-name="P27"><text:span text:style-name="Source_20_Text">$</text:span> git remote add local_proj /opt/git/project.git</text:p>
              <text:p text:style-name="P27"/>
              <text:p text:style-name="P29">The Pros</text:p>
            </text:list-item>
          </text:list>
        </text:list-item>
        <text:list-item>
          <text:p text:style-name="P11">The pros of file-based repositories are that they’re simple and they use existing file permissions and network access</text:p>
        </text:list-item>
        <text:list-item>
          <text:p text:style-name="P11"><text:soft-page-break/>If you already have a shared filesystem to which your whole team has access, setting up a repository is very easy</text:p>
        </text:list-item>
        <text:list-item>
          <text:p text:style-name="P12">You stick the bare repository copy somewhere everyone has shared access to and set the read/write permissions as you would for any other shared directory</text:p>
          <text:p text:style-name="P13">The Cons</text:p>
        </text:list-item>
        <text:list-item>
          <text:p text:style-name="P11">The cons of this method are that shared access is generally more difficult to set up and reach from multiple locations than basic network access</text:p>
        </text:list-item>
        <text:list-item>
          <text:p text:style-name="P11">If you want to push from your laptop when you’re at home, you have to mount the remote disk, which can be difficult and slow compared to network-based access.</text:p>
        </text:list-item>
        <text:list-item>
          <text:p text:style-name="P11">A repository on NFS is often slower than the repository over SSH on the same server, allowing Git to run off local disks on each system</text:p>
        </text:list-item>
        <text:list-item>
          <text:p text:style-name="P8"><text:span text:style-name="T4">Finally, this protocol does not protect the repository against accidental damage.</text:span>Every user has full shell access to the "remote" directory, and there is nothing preventing them from changing or removing internal Git files and corrupting the repository.</text:p>
          <text:list>
            <text:list-item>
              <text:list>
                <text:list-item>
                  <text:h text:style-name="P21" text:outline-level="3"><text:bookmark text:name="The-HTTP-Protocols"/><text:a xlink:type="simple" xlink:href="https://git-scm.com/book/en/v2/Git-on-the-Server-The-Protocols#The-HTTP-Protocols">The HTTP Protocols</text:a></text:h>
                  <text:list>
                    <text:list-item>
                      <text:h text:style-name="P39" text:outline-level="4">Smart HTTP</text:h>
                    </text:list-item>
                  </text:list>
                </text:list-item>
              </text:list>
            </text:list-item>
          </text:list>
        </text:list-item>
        <text:list-item>
          <text:p text:style-name="P8">The “smart” HTTP protocol operates very similarly to the SSH or Git protocols but runs over standard HTTP/S ports and can use various HTTP authentication mechanisms, meaning it’s often easier on the user than something like SSH, since you can use things like username/password basic authentication rather than having to set up SSH keys.</text:p>
        </text:list-item>
        <text:list-item>
          <text:p text:style-name="P8">It has probably become the most popular way to use Git now, since it can be set up to both serve anonymously like the <text:span text:style-name="Source_20_Text"><text:span text:style-name="T2">git://</text:span></text:span> protocol, and can also be pushed over with authentication and encryption like the SSH protocol. Instead of having to set up different URLs for these things, you can now use a single URL for both. If you try to push and the repository requires authentication (which it normally should), the server can prompt for a username and password. The same goes for read access.</text:p>
        </text:list-item>
        <text:list-item>
          <text:p text:style-name="P8">you can use <text:span text:style-name="T5">same url</text:span> to clone and, if you have access, push over.</text:p>
          <text:list>
            <text:list-item>
              <text:list>
                <text:list-item>
                  <text:list>
                    <text:list-item>
                      <text:h text:style-name="P39" text:outline-level="4">Dumb HTTP</text:h>
                    </text:list-item>
                  </text:list>
                </text:list-item>
              </text:list>
            </text:list-item>
          </text:list>
        </text:list-item>
        <text:list-item>
          <text:p text:style-name="P8"><text:span text:style-name="T6">A</text:span>nyone who can access the web server under which you put the repository can also clone your repository. To allow read access to your repository over HTTP, do something like this:</text:p>
          <text:list>
            <text:list-item>
              <text:p text:style-name="P26"><text:span text:style-name="Source_20_Text">$</text:span> <text:span text:style-name="Source_20_Text">cd</text:span> /var/www/htdocs/</text:p>
            </text:list-item>
            <text:list-item>
              <text:p text:style-name="P26"><text:span text:style-name="Source_20_Text">$</text:span> git clone --bare /path/to/git_project gitproject.git</text:p>
            </text:list-item>
            <text:list-item>
              <text:p text:style-name="P26"><text:span text:style-name="Source_20_Text">$</text:span> <text:span text:style-name="Source_20_Text">cd </text:span>gitproject.git</text:p>
            </text:list-item>
            <text:list-item>
              <text:p text:style-name="P26"><text:span text:style-name="Source_20_Text">$</text:span> mv hooks/post-update.sample hooks/post-update</text:p>
            </text:list-item>
            <text:list-item>
              <text:p text:style-name="P26"><text:span text:style-name="Source_20_Text">$</text:span> chmod a+x hooks/post-update</text:p>
            </text:list-item>
          </text:list>
        </text:list-item>
        <text:list-item>
          <text:p text:style-name="P10">The <text:span text:style-name="Source_20_Text">post-update</text:span> hook that comes with Git by default runs the appropriate command (<text:span text:style-name="Source_20_Text">git update-server-info</text:span>) to make HTTP fetching and cloning work properly.</text:p>
          <text:list>
            <text:list-item>
              <text:list>
                <text:list-item>
                  <text:list>
                    <text:list-item>
                      <text:h text:style-name="P40" text:outline-level="4"><text:soft-page-break/>The Pros</text:h>
                    </text:list-item>
                  </text:list>
                </text:list-item>
              </text:list>
            </text:list-item>
            <text:list-item>
              <text:p text:style-name="P10">Smart version of the HTTP protocol.</text:p>
            </text:list-item>
            <text:list-item>
              <text:p text:style-name="P10">The simplicity of having a single URL for all types of access and having the server prompt only when authentication is needed makes things very easy for the end user.</text:p>
            </text:list-item>
            <text:list-item>
              <text:p text:style-name="P10">major advantage in usability</text:p>
            </text:list-item>
            <text:list-item>
              <text:p text:style-name="P10">Another nice thing is that HTTP/S are such commonly used protocols that corporate firewalls are often set up to allow traffic through these ports.</text:p>
              <text:list>
                <text:list-item>
                  <text:list>
                    <text:list-item>
                      <text:h text:style-name="P40" text:outline-level="4">The Cons</text:h>
                    </text:list-item>
                  </text:list>
                </text:list-item>
              </text:list>
            </text:list-item>
            <text:list-item>
              <text:p text:style-name="P10">Git over HTTP/S can be a little more tricky to set up compared to SSH on some servers. </text:p>
              <text:list>
                <text:list-item>
                  <text:h text:style-name="P22" text:outline-level="3"><text:bookmark text:name="The-SSH-Protocol"/><text:a xlink:type="simple" xlink:href="https://git-scm.com/book/en/v2/Git-on-the-Server-The-Protocols#The-SSH-Protocol">The SSH Protocol</text:a></text:h>
                </text:list-item>
              </text:list>
            </text:list-item>
            <text:list-item>
              <text:p text:style-name="P10">A common transport protocol for Git when self-hosting is over SSH.</text:p>
            </text:list-item>
            <text:list-item>
              <text:p text:style-name="P10">SSH is also an authenticated network protocol</text:p>
            </text:list-item>
            <text:list-item>
              <text:p text:style-name="P10">it’s generally easy to set up and use:</text:p>
              <text:list>
                <text:list-item>
                  <text:p text:style-name="P10">To clone a Git repository over SSH, you can specify ssh:// URL like this:</text:p>
                  <text:list>
                    <text:list-item>
                      <text:p text:style-name="P26"><text:span text:style-name="Source_20_Text">$</text:span> git clone ssh://user@server/project.git</text:p>
                    </text:list-item>
                  </text:list>
                </text:list-item>
                <text:list-item>
                  <text:p text:style-name="P10">Or you can use the shorter scp-like syntax for the SSH protocol:</text:p>
                  <text:list>
                    <text:list-item>
                      <text:p text:style-name="P26"><text:span text:style-name="Source_20_Text">$</text:span> git clone user@server:project.git</text:p>
                    </text:list-item>
                    <text:list-item>
                      <text:h text:style-name="P41" text:outline-level="4">The Pros</text:h>
                    </text:list-item>
                  </text:list>
                </text:list-item>
              </text:list>
            </text:list-item>
            <text:list-item>
              <text:p text:style-name="P10">SSH is relatively easy to set up – SSH daemons are commonplace, many network admins have experience with them, and many OS distributions are set up with them or have tools to manage them. </text:p>
            </text:list-item>
            <text:list-item>
              <text:p text:style-name="P10"><text:span text:style-name="T7">A</text:span>ccess over SSH is secure – all data transfer is encrypted and authenticated</text:p>
              <text:list>
                <text:list-item>
                  <text:list>
                    <text:list-item>
                      <text:h text:style-name="P40" text:outline-level="4">The Cons</text:h>
                    </text:list-item>
                  </text:list>
                </text:list-item>
              </text:list>
            </text:list-item>
            <text:list-item>
              <text:p text:style-name="P10">SSH may be the only protocol you need to deal with. If you want to allow anonymous read-only access to your projects and also want to use SSH</text:p>
              <text:list>
                <text:list-item>
                  <text:h text:style-name="P22" text:outline-level="3"><text:bookmark text:name="The-Git-Protocol"/><text:a xlink:type="simple" xlink:href="https://git-scm.com/book/en/v2/Git-on-the-Server-The-Protocols#The-Git-Protocol">The Git Protocol</text:a></text:h>
                </text:list-item>
              </text:list>
            </text:list-item>
            <text:list-item>
              <text:p text:style-name="P10">This is a special daemon that comes packaged with Git; it listens on a dedicated port (9418) that provides a service similar to the SSH protocol, but with absolutely no authentication</text:p>
            </text:list-item>
            <text:list-item>
              <text:p text:style-name="P10">In order for a repository to be served over the Git protocol, you must create the <text:span text:style-name="Source_20_Text">git-daemon-export-ok</text:span> file – the daemon won’t serve a repository without that file in it – but other than that there is no security</text:p>
            </text:list-item>
            <text:list-item>
              <text:p text:style-name="P10">This means that there is generally no pushing over this protocol.</text:p>
            </text:list-item>
            <text:list-item>
              <text:p text:style-name="P10"><text:soft-page-break/>You can enable push access; but given the lack of authentication, if you turn on push access, anyone on the internet who finds your project’s URL could push to your project. </text:p>
              <text:list>
                <text:list-item>
                  <text:list>
                    <text:list-item>
                      <text:h text:style-name="P40" text:outline-level="4">The Pros</text:h>
                    </text:list-item>
                  </text:list>
                </text:list-item>
              </text:list>
            </text:list-item>
            <text:list-item>
              <text:p text:style-name="P10">fastest network transfer protocol available</text:p>
            </text:list-item>
            <text:list-item>
              <text:p text:style-name="P10">If you’re serving a lot of traffic for a public project or serving a very large project that doesn’t require user authentication for read access</text:p>
            </text:list-item>
            <text:list-item>
              <text:p text:style-name="P10">It uses the same data-transfer mechanism as the SSH protocol but without the encryption and authentication overhead.</text:p>
              <text:list>
                <text:list-item>
                  <text:list>
                    <text:list-item>
                      <text:h text:style-name="P40" text:outline-level="4">The Cons</text:h>
                    </text:list-item>
                  </text:list>
                </text:list-item>
              </text:list>
            </text:list-item>
            <text:list-item>
              <text:p text:style-name="P10">The downside of the Git protocol is the lack of authentication.</text:p>
            </text:list-item>
            <text:list-item>
              <text:p text:style-name="P10">you’ll pair it with SSH or HTTPS access for the few developers who have push (write) access and have everyone else use <text:span text:style-name="Source_20_Text">git://</text:span> for read-only access.</text:p>
            </text:list-item>
            <text:list-item>
              <text:p text:style-name="P8"><text:span text:style-name="T8">It must run its own daemon, which requires </text:span><text:span text:style-name="Source_20_Text"><text:span text:style-name="T8">xinetd</text:span></text:span><text:span text:style-name="T8"> configuration or the like, which isn’t always a walk in the park. It also requires firewall access to port 9418, which isn’t a standard port that corporate firewalls always allow.</text:span>Behind big corporate firewalls, this obscure port is commonly blocked.</text:p>
            </text:list-item>
          </text:list>
          <text:h text:style-name="P42" text:outline-level="1">Git on the Server - Getting Git on a Server</text:h>
        </text:list-item>
        <text:list-item>
          <text:p text:style-name="P10">In order to initially set up any Git server, you have to export an existing repository into a new bare repository – a repository that doesn’t contain a working directory.</text:p>
        </text:list-item>
        <text:list-item>
          <text:p text:style-name="P10">In order to clone your repository to create a new bare repository, you run the clone command with the <text:span text:style-name="Source_20_Text"><text:span text:style-name="T2">--bare</text:span></text:span><text:span text:style-name="T2"> </text:span>option</text:p>
        </text:list-item>
        <text:list-item>
          <text:p text:style-name="P10">By convention, bare repository directories end in <text:span text:style-name="Source_20_Text">.git</text:span>, like so:</text:p>
          <text:list>
            <text:list-item>
              <text:p text:style-name="P26"><text:span text:style-name="Source_20_Text">$</text:span> git clone --bare my_project my_project.git</text:p>
            </text:list-item>
          </text:list>
        </text:list-item>
        <text:list-item>
          <text:p text:style-name="P10">You should now have a copy of the Git directory data in your <text:span text:style-name="Source_20_Text">my_project.git</text:span> directory.</text:p>
        </text:list-item>
      </text:list>
      <text:p text:style-name="Text_20_body"><text:tab/><text:tab/>This is roughly equivalent to something like</text:p>
      <text:p text:style-name="P4"><text:span text:style-name="Source_20_Text"><text:tab/><text:tab/>$</text:span> cp -Rf my_project/.git my_project.git</text:p>
      <text:list xml:id="list191161102857561" text:continue-numbering="true" text:style-name="L1">
        <text:list-item>
          <text:list>
            <text:list-item>
              <text:list>
                <text:list-item>
                  <text:h text:style-name="P22" text:outline-level="3"><text:bookmark text:name="Putting-the-Bare-Repository-on-a-Server"/><text:a xlink:type="simple" xlink:href="https://git-scm.com/book/en/v2/Git-on-the-Server-Getting-Git-on-a-Server#Putting-the-Bare-Repository-on-a-Server">Putting the Bare Repository on a Server</text:a></text:h>
                </text:list-item>
              </text:list>
            </text:list-item>
          </text:list>
        </text:list-item>
        <text:list-item>
          <text:p text:style-name="P10">Now that you have a bare copy of your repository, all you need to do is put it on a server and set up your protocols. </text:p>
        </text:list-item>
        <text:list-item>
          <text:p text:style-name="P10">Let’s say you’ve set up a server called <text:span text:style-name="Source_20_Text">git.example.com</text:span> that you have SSH access to, and you want to store all your Git repositories under the <text:span text:style-name="Source_20_Text">/srv/git</text:span> directory. Assuming that <text:span text:style-name="Source_20_Text">/srv/git</text:span> exists on that server</text:p>
        </text:list-item>
        <text:list-item>
          <text:p text:style-name="P10"><text:soft-page-break/>you can set up your new repository by copying your bare repository over:</text:p>
          <text:list>
            <text:list-item>
              <text:p text:style-name="P26"><text:span text:style-name="Source_20_Text">$</text:span> scp -r my_project.git user@git.example.com:/srv/git</text:p>
            </text:list-item>
          </text:list>
        </text:list-item>
        <text:list-item>
          <text:p text:style-name="P10">At this point, other users who have SSH access to the same server which has read-access to the <text:span text:style-name="Source_20_Text">/srv/git</text:span> directory can clone your repository by running</text:p>
          <text:list>
            <text:list-item>
              <text:p text:style-name="P26"><text:span text:style-name="Source_20_Text">$</text:span> git clone user@git.example.com:/srv/git/my_project.git</text:p>
            </text:list-item>
          </text:list>
        </text:list-item>
        <text:list-item>
          <text:p text:style-name="P10">If a user SSHs into a server and has write access to the <text:span text:style-name="Source_20_Text">/srv/git/my_project.git</text:span> directory, they will also automatically have push access.</text:p>
        </text:list-item>
        <text:list-item>
          <text:p text:style-name="P10">Git will automatically add group write permissions to a repository properly if you run the <text:span text:style-name="Source_20_Text">git init</text:span> command with the <text:span text:style-name="Source_20_Text">--shared</text:span> option.</text:p>
          <text:list>
            <text:list-item>
              <text:list>
                <text:list-header>
                  <text:p text:style-name="P26"><text:span text:style-name="Source_20_Text">$</text:span> ssh user@git.example.com</text:p>
                </text:list-header>
              </text:list>
            </text:list-item>
          </text:list>
        </text:list-item>
      </text:list>
      <text:p text:style-name="Preformatted_20_Text"><text:span text:style-name="Source_20_Text"><text:span text:style-name="T2"><text:tab/><text:tab/>$</text:span></text:span><text:span text:style-name="T2"> </text:span><text:span text:style-name="Source_20_Text"><text:span text:style-name="T2">cd</text:span></text:span><text:span text:style-name="T2"> /srv/git/my_project.git</text:span></text:p>
      <text:p text:style-name="P4"><text:span text:style-name="Source_20_Text"><text:span text:style-name="T2"><text:tab/><text:tab/>$</text:span></text:span><text:span text:style-name="T2"> git init --bare --shared</text:span></text:p>
      <text:list xml:id="list191160562360029" text:continue-numbering="true" text:style-name="L1">
        <text:list-item>
          <text:p text:style-name="P10">You see how easy it is to take a Git repository, create a bare version, and place it on a server to which you and your collaborators have SSH access. Now you’re ready to collaborate on the same project.</text:p>
        </text:list-item>
        <text:list-item>
          <text:p text:style-name="P10">It’s important to note that this is literally all you need to do to run a useful Git server to which several people have access – just add SSH-able accounts on a server, and stick a bare repository somewhere that all those users have read and write access to. You’re ready to go – nothing else needed.</text:p>
          <text:list>
            <text:list-item>
              <text:list>
                <text:list-item>
                  <text:h text:style-name="P22" text:outline-level="3"><text:bookmark text:name="Small-Setups"/><text:a xlink:type="simple" xlink:href="https://git-scm.com/book/en/v2/Git-on-the-Server-Getting-Git-on-a-Server#Small-Setups">Small Setups</text:a></text:h>
                  <text:list>
                    <text:list-item>
                      <text:h text:style-name="P40" text:outline-level="4">SSH Access</text:h>
                    </text:list-item>
                  </text:list>
                </text:list-item>
              </text:list>
            </text:list-item>
          </text:list>
        </text:list-item>
        <text:list-item>
          <text:p text:style-name="P10">If you have a server to which all your developers already have SSH access, it’s generally easiest to set up your first repository there, because you have to do almost no work</text:p>
        </text:list-item>
        <text:list-item>
          <text:p text:style-name="P10">If you want more complex access control type permissions on your repositories, you can handle them with the normal filesystem permissions of the operating system your server runs.</text:p>
        </text:list-item>
        <text:list-item>
          <text:p text:style-name="P10">We assume that if you have a server with which to do this, you already have an SSH server installed, and that’s how you’re accessing the server.</text:p>
        </text:list-item>
        <text:list-item>
          <text:p text:style-name="P10">There are a few ways you can give access to everyone on your team. The first is to set up accounts for everybody, which is straightforward but can be cumbersome. You may not want to run <text:span text:style-name="Source_20_Text">adduser</text:span> and set temporary passwords for every user.</text:p>
        </text:list-item>
        <text:list-item>
          <text:p text:style-name="P10">A second method is to create a single <text:span text:style-name="Emphasis">git</text:span> user on the machine, ask every user who is to have write access to send you an SSH public key, and add that key to the <text:span text:style-name="Source_20_Text">~/.ssh/authorized_keys</text:span> file of your new <text:span text:style-name="Emphasis">git</text:span> user. At that point, everyone will be able to access that machine via the <text:span text:style-name="Emphasis">git</text:span> user. This doesn’t affect the commit data in any way – the SSH user you connect as doesn’t affect the commits you’ve recorded.</text:p>
          <text:p text:style-name="P10"/>
        </text:list-item>
        <text:list-item>
          <text:p text:style-name="P10"><text:soft-page-break/>Another way to do it is to have your SSH server authenticate from an LDAP server or some other centralized authentication source that you may already have set up. As long as each user can get shell access on the machine, any SSH authentication mechanism you can think of should work.</text:p>
          <text:h text:style-name="P42" text:outline-level="1">Git on the Server - Generating Your SSH Public Key</text:h>
          <text:list>
            <text:list-item>
              <text:h text:style-name="P24" text:outline-level="2">Generating Your SSH Public Key</text:h>
            </text:list-item>
          </text:list>
        </text:list-item>
        <text:list-item>
          <text:p text:style-name="P10">many Git servers authenticate using SSH public keys. In order to provide a public key, each user in your system must generate one if they don’t already have one. This process is similar across all operating systems</text:p>
        </text:list-item>
        <text:list-item>
          <text:p text:style-name="P10">SSH keys are stored in that user’s <text:span text:style-name="Source_20_Text">~/.ssh</text:span> directory.</text:p>
        </text:list-item>
        <text:list-item>
          <text:p text:style-name="P10">You can easily check to see if you have a key already by going to that directory and listing the contents:</text:p>
          <text:list>
            <text:list-item>
              <text:p text:style-name="P26"><text:span text:style-name="Source_20_Text">$</text:span> <text:span text:style-name="Source_20_Text">cd</text:span> ~/.ssh</text:p>
            </text:list-item>
            <text:list-item>
              <text:p text:style-name="P26"><text:span text:style-name="Source_20_Text">$</text:span> ls</text:p>
            </text:list-item>
          </text:list>
        </text:list-item>
        <text:list-item>
          <text:p text:style-name="P10">You’re looking for a pair of files named something like <text:span text:style-name="Source_20_Text">id_dsa</text:span> or <text:span text:style-name="Source_20_Text">id_rsa</text:span> and a matching file with a <text:span text:style-name="Source_20_Text">.pub</text:span> extension. The <text:span text:style-name="Source_20_Text">.pub</text:span> file is your public key, and the other file is your private key. </text:p>
        </text:list-item>
        <text:list-item>
          <text:p text:style-name="P10">If you don’t have these files (or you don’t even have a <text:span text:style-name="Source_20_Text">.ssh</text:span> directory), you can create them by running a program called <text:span text:style-name="Source_20_Text">ssh-keygen</text:span>, which is provided with the SSH package on Linux/Mac systems and comes with Git for Windows:<text:tab/></text:p>
          <text:list>
            <text:list-item>
              <text:p text:style-name="P30"><text:span text:style-name="Source_20_Text">$</text:span> ssh-keygen</text:p>
            </text:list-item>
          </text:list>
        </text:list-item>
        <text:list-item>
          <text:p text:style-name="P14">First it confirms where you want to save the key (<text:span text:style-name="Source_20_Text">.ssh/id_rsa</text:span>), and then it asks twice for a passphrase, which you can leave empty if you don’t want to type a password when you use the key.</text:p>
        </text:list-item>
        <text:list-item>
          <text:p text:style-name="P14">Now, each user that does this has to send their public key to you or whoever is administrating the Git server (assuming you’re using an SSH server setup that requires public keys). All they have to do is copy the contents of the <text:span text:style-name="Source_20_Text">.pub</text:span> file and email it. The public keys look something like this</text:p>
        </text:list-item>
      </text:list>
      <text:p text:style-name="P1"/>
      <text:p text:style-name="P1"/>
      <text:p text:style-name="P1"/>
      <text:h text:style-name="P6" text:outline-level="1"><text:soft-page-break/>Git on the Server - Setting Up the Server</text:h>
      <text:list xml:id="list925215779430207805" text:style-name="L3">
        <text:list-item>
          <text:list>
            <text:list-item>
              <text:h text:style-name="P25" text:outline-level="2">Setting Up the Server</text:h>
            </text:list-item>
          </text:list>
        </text:list-item>
      </text:list>
      <text:p text:style-name="P1"/>
      <text:list xml:id="list191159726487645" text:continue-numbering="true" text:style-name="L3">
        <text:list-item>
          <text:p text:style-name="P16">you’re running a standard Linux distribution like Ubuntu. First, you create a <text:span text:style-name="Source_20_Text">git</text:span> user and a <text:span text:style-name="Source_20_Text">.ssh</text:span> directory for that user.</text:p>
          <text:list>
            <text:list-item>
              <text:list>
                <text:list-header>
                  <text:p text:style-name="P31"><text:span text:style-name="Source_20_Text">$</text:span> sudo adduser git</text:p>
                </text:list-header>
              </text:list>
            </text:list-item>
          </text:list>
        </text:list-item>
      </text:list>
      <text:p text:style-name="Preformatted_20_Text"><text:span text:style-name="Source_20_Text"><text:span text:style-name="T2"><text:tab/><text:tab/></text:span></text:span><text:span text:style-name="Source_20_Text"><text:span text:style-name="T3">$ </text:span></text:span><text:span text:style-name="T2">su git</text:span></text:p>
      <text:p text:style-name="Preformatted_20_Text"><text:span text:style-name="Source_20_Text"><text:span text:style-name="T2"><text:tab/><text:tab/>$</text:span></text:span><text:span text:style-name="T2"> </text:span><text:span text:style-name="Source_20_Text"><text:span text:style-name="T2">cd</text:span></text:span></text:p>
      <text:p text:style-name="Preformatted_20_Text"><text:span text:style-name="Source_20_Text"><text:span text:style-name="T2"><text:tab/><text:tab/>$ </text:span></text:span><text:span text:style-name="T2">mkdir .ssh </text:span><text:span text:style-name="Source_20_Text"><text:span text:style-name="T2">&amp;&amp;</text:span></text:span><text:span text:style-name="T2"> chmod </text:span><text:span text:style-name="Source_20_Text"><text:span text:style-name="T2">700</text:span></text:span><text:span text:style-name="T2"> .ssh</text:span></text:p>
      <text:p text:style-name="P4"><text:span text:style-name="Source_20_Text"><text:span text:style-name="T2"><text:tab/><text:tab/>$</text:span></text:span><text:span text:style-name="T2"> touch .ssh/authorized_keys </text:span><text:span text:style-name="Source_20_Text"><text:span text:style-name="T2">&amp;&amp;</text:span></text:span><text:span text:style-name="T2"> chmod </text:span><text:span text:style-name="Source_20_Text"><text:span text:style-name="T2">600</text:span></text:span><text:span text:style-name="T2"> .ssh/authorized_keys</text:span></text:p>
      <text:list xml:id="list191159464882369" text:continue-numbering="true" text:style-name="L3">
        <text:list-item>
          <text:p text:style-name="P16">Next, you need to add some developer SSH public keys to the <text:span text:style-name="Source_20_Text">authorized_keys</text:span> file for the <text:span text:style-name="Source_20_Text">git</text:span> user. Let’s assume you have some trusted public keys and have saved them to temporary files. Again, the public keys look something like this:</text:p>
          <text:list>
            <text:list-item>
              <text:p text:style-name="P32"><text:span text:style-name="Source_20_Text">$</text:span> cat /tmp/id_rsa.john.pub</text:p>
              <text:p text:style-name="P38"><text:span text:style-name="Source_20_Text"><text:span text:style-name="T8">ssh-rsa AAAAB3NzaC1yc2EAAAADAQABAAABAQCB007n/ww+ouN4gSLKssMxXnBOvf9LGt4L</text:span></text:span></text:p>
            </text:list-item>
          </text:list>
        </text:list-item>
      </text:list>
      <text:p text:style-name="Preformatted_20_Text"><text:span text:style-name="Source_20_Text">ojG6rs6hPB09j9R/T17/x4lhJA0F3FR1rP6kYBRsWj2aThGw6HXLm9/5zytK6Ztg3RPKK+4k</text:span></text:p>
      <text:p text:style-name="Preformatted_20_Text"><text:span text:style-name="Source_20_Text">Yjh6541NYsnEAZuXz0jTTyAUfrtU3Z5E003C4oxOj6H0rfIF1kKI9MAQLMdpGW1GYEIgS9Ez</text:span></text:p>
      <text:p text:style-name="Preformatted_20_Text"><text:span text:style-name="Source_20_Text">Sdfd8AcCIicTDWbqLAcU4UpkaX8KyGlLwsNuuGztobF8m72ALC/nLF6JLtPofwFBlgc+myiv</text:span></text:p>
      <text:p text:style-name="Preformatted_20_Text"><text:span text:style-name="Source_20_Text">O7TCUSBdLQlgMVOFq1I2uPWQOkOWQAHukEOmfjy2jctxSDBQ220ymjaNsHT4kgtZg2AYYgPq</text:span></text:p>
      <text:p text:style-name="P4"><text:span text:style-name="Source_20_Text">dAv8JggJICUvax2T9va5 gsg-keypair</text:span></text:p>
      <text:list xml:id="list191160102011108" text:continue-numbering="true" text:style-name="L3">
        <text:list-item>
          <text:p text:style-name="P16">You just append them to the <text:span text:style-name="Source_20_Text">git</text:span> user’s <text:span text:style-name="Source_20_Text">authorized_keys</text:span> file in its <text:span text:style-name="Source_20_Text">.ssh</text:span> directory:</text:p>
          <text:list>
            <text:list-item>
              <text:list>
                <text:list-header>
                  <text:p text:style-name="P31"><text:span text:style-name="Source_20_Text">$</text:span> cat /tmp/id_rsa.john.pub <text:span text:style-name="Source_20_Text">&gt;&gt;</text:span> ~/.ssh/authorized_keys</text:p>
                </text:list-header>
              </text:list>
            </text:list-item>
          </text:list>
        </text:list-item>
      </text:list>
      <text:p text:style-name="Preformatted_20_Text"><text:span text:style-name="Source_20_Text"><text:span text:style-name="T2"><text:tab/><text:tab/>$</text:span></text:span><text:span text:style-name="T2"> cat /tmp/id_rsa.josie.pub </text:span><text:span text:style-name="Source_20_Text"><text:span text:style-name="T2">&gt;&gt;</text:span></text:span><text:span text:style-name="T2"> ~/.ssh/authorized_keys</text:span></text:p>
      <text:p text:style-name="P4"><text:span text:style-name="Source_20_Text"><text:span text:style-name="T2"><text:tab/><text:tab/>$</text:span></text:span><text:span text:style-name="T2"> cat /tmp/id_rsa.jessica.pub </text:span><text:span text:style-name="Source_20_Text"><text:span text:style-name="T2">&gt;&gt;</text:span></text:span><text:span text:style-name="T2"> ~/.ssh/authorized_keys</text:span></text:p>
      <text:list xml:id="list191159482334936" text:continue-numbering="true" text:style-name="L3">
        <text:list-item>
          <text:p text:style-name="P16">Now, you can set up an empty repository for them by running <text:span text:style-name="Source_20_Text">git init</text:span> with the <text:span text:style-name="Source_20_Text">--bare</text:span> option, which initializes the repository without a working directory:</text:p>
          <text:list>
            <text:list-item>
              <text:list>
                <text:list-header>
                  <text:p text:style-name="P31"><text:span text:style-name="Source_20_Text">$</text:span> <text:span text:style-name="Source_20_Text">cd</text:span> /opt/git</text:p>
                </text:list-header>
              </text:list>
            </text:list-item>
          </text:list>
        </text:list-item>
      </text:list>
      <text:p text:style-name="Preformatted_20_Text"><text:span text:style-name="Source_20_Text"><text:span text:style-name="T2"><text:tab/><text:tab/>$</text:span></text:span><text:span text:style-name="T2"> mkdir project.git</text:span></text:p>
      <text:p text:style-name="P3"><text:span text:style-name="Source_20_Text"><text:span text:style-name="T2"><text:tab/><text:tab/>$</text:span></text:span><text:span text:style-name="T2"> </text:span><text:span text:style-name="Source_20_Text"><text:span text:style-name="T2">cd </text:span></text:span><text:span text:style-name="T2">project.git</text:span></text:p>
      <text:p text:style-name="P3"><text:span text:style-name="Source_20_Text"><text:span text:style-name="T2"><text:tab/><text:tab/>$</text:span></text:span><text:span text:style-name="T2"> git init –bare</text:span></text:p>
      <text:p text:style-name="P28"/>
      <text:list xml:id="list191160658685414" text:continue-numbering="true" text:style-name="L3">
        <text:list-item>
          <text:p text:style-name="P16">At this point, the others can clone it down and push changes back up just as easily:</text:p>
          <text:list>
            <text:list-item>
              <text:list>
                <text:list-header>
                  <text:p text:style-name="P35"><text:span text:style-name="Source_20_Text"><text:span text:style-name="T2">$</text:span></text:span><text:span text:style-name="T2"> git clone git@gitserver:/opt/git/project.git</text:span></text:p>
                </text:list-header>
              </text:list>
            </text:list-item>
          </text:list>
        </text:list-item>
      </text:list>
      <text:p text:style-name="Preformatted_20_Text"><text:span text:style-name="Source_20_Text"><text:span text:style-name="T2"><text:tab/><text:tab/>$</text:span></text:span><text:span text:style-name="T2"> </text:span><text:span text:style-name="Source_20_Text"><text:span text:style-name="T2">cd </text:span></text:span><text:span text:style-name="T2">project</text:span></text:p>
      <text:p text:style-name="Preformatted_20_Text"><text:span text:style-name="Source_20_Text"><text:span text:style-name="T2"><text:tab/><text:tab/>$</text:span></text:span><text:span text:style-name="T2"> vim README</text:span></text:p>
      <text:p text:style-name="Preformatted_20_Text"><text:span text:style-name="Source_20_Text"><text:span text:style-name="T2"><text:tab/><text:tab/>$</text:span></text:span><text:span text:style-name="T2"> git commit -am </text:span><text:span text:style-name="Source_20_Text"><text:span text:style-name="T2">'fix for the README file'</text:span></text:span></text:p>
      <text:p text:style-name="P4"><text:span text:style-name="Source_20_Text"><text:span text:style-name="T2"><text:tab/><text:tab/>$</text:span></text:span><text:span text:style-name="T2"> git push origin master</text:span></text:p>
      <text:list xml:id="list191159454710578" text:continue-numbering="true" text:style-name="L3">
        <text:list-item>
          <text:p text:style-name="P16">You should note that currently all these users can also log into the server and get a shell as the <text:span text:style-name="Source_20_Text">git</text:span> user. If you want to restrict that, you will have to change the shell to something else in the <text:span text:style-name="Source_20_Text">passwd</text:span> file.</text:p>
          <text:p text:style-name="P16"/>
        </text:list-item>
        <text:list-item>
          <text:p text:style-name="P16">You can easily restrict the <text:span text:style-name="Source_20_Text">git</text:span> user to only doing Git activities with a limited shell tool <text:soft-page-break/>called <text:span text:style-name="Source_20_Text">git-shell</text:span> that comes with Git. If you set this as your <text:span text:style-name="Source_20_Text">git</text:span> user’s login shell, then the <text:span text:style-name="Source_20_Text">git</text:span> user can’t have normal shell access to your server. To use this, specify <text:span text:style-name="Source_20_Text">git-shell</text:span> instead of bash or csh for your user’s login shell. To do so, you must first add <text:span text:style-name="Source_20_Text">git-shell</text:span> to <text:span text:style-name="Source_20_Text">/etc/shells</text:span> if it’s not already there:</text:p>
          <text:p text:style-name="P16"/>
          <text:list>
            <text:list-item>
              <text:p text:style-name="P31"><text:span text:style-name="Source_20_Text">$</text:span> cat /etc/shells <text:s text:c="2"/><text:span text:style-name="Source_20_Text"># see if `git-shell` is already in there. <text:s/>If not...</text:span></text:p>
            </text:list-item>
            <text:list-item>
              <text:p text:style-name="P31"><text:span text:style-name="Source_20_Text">$</text:span> which git-shell <text:s text:c="2"/><text:span text:style-name="Source_20_Text"># make sure git-shell is installed on your system.</text:span></text:p>
            </text:list-item>
            <text:list-item>
              <text:p text:style-name="P31"><text:span text:style-name="Source_20_Text">$</text:span> sudo vim /etc/shells <text:s/><text:span text:style-name="Source_20_Text"># and add the path to git-shell from last command</text:span></text:p>
            </text:list-item>
          </text:list>
        </text:list-item>
        <text:list-item>
          <text:p text:style-name="P16">Now you can edit the shell for a user using <text:span text:style-name="Source_20_Text">chsh &lt;username&gt;</text:span>:</text:p>
          <text:list>
            <text:list-item>
              <text:p text:style-name="P31"><text:span text:style-name="Source_20_Text">$</text:span> sudo chsh git <text:s/><text:span text:style-name="Source_20_Text"># and enter the path to git-shell, usually: /usr/bin/git-shell</text:span></text:p>
            </text:list-item>
          </text:list>
        </text:list-item>
        <text:list-item>
          <text:p text:style-name="P16">Now, the <text:span text:style-name="Source_20_Text">git</text:span> user can only use the SSH connection to push and pull Git repositories and can’t shell onto the machine. If you try, you’ll see a login rejection like this:</text:p>
          <text:list>
            <text:list-item>
              <text:p text:style-name="P35"><text:span text:style-name="Source_20_Text"><text:span text:style-name="T2">$</text:span></text:span><text:span text:style-name="T2"> ssh </text:span><text:a xlink:type="simple" xlink:href="mailto:git@gitserver"><text:span text:style-name="T2">git@gitserver</text:span></text:a></text:p>
              <text:p text:style-name="P31"/>
            </text:list-item>
          </text:list>
        </text:list-item>
        <text:list-item>
          <text:p text:style-name="P16"><text:span text:style-name="Source_20_Text"><text:span text:style-name="T2">git help shell</text:span></text:span></text:p>
        </text:list-item>
        <text:list-item>
          <text:p text:style-name="P17"><text:span text:style-name="Source_20_Text"><text:span text:style-name="T9"><text:s/>git-shell - Restricted login shell for Git-only SSH access</text:span></text:span></text:p>
        </text:list-item>
      </text:list>
      <text:p text:style-name="P2"/>
      <text:p text:style-name="P2"/>
      <text:p text:style-name="P2"/>
      <text:p text:style-name="P2"/>
      <text:h text:style-name="P7" text:outline-level="1">Git on the Server - Git Daemon</text:h>
      <text:list xml:id="list8442864359376785377" text:style-name="L4">
        <text:list-item>
          <text:p text:style-name="P18"><text:span text:style-name="T10">D</text:span>aemon serving repositories over the “Git” protocol</text:p>
        </text:list-item>
        <text:list-item>
          <text:p text:style-name="P18">Remember that since it’s not an authenticated service, anything you serve over this protocol is public within its network.</text:p>
        </text:list-item>
        <text:list-item>
          <text:p text:style-name="P18">If you’re running this on a server outside your firewall, it should only be used for projects that are publicly visible to the world. If the server you’re running it on is inside your firewall, you might use it for projects that a large number of people or computers (continuous integration or build servers) have read-only access to, when you don’t want to have to add an SSH key for each.</text:p>
        </text:list-item>
        <text:list-item>
          <text:p text:style-name="P18">In any case, the Git protocol is relatively easy to set up. Basically, you need to run this command in a daemonized manner:<text:tab/></text:p>
          <text:list>
            <text:list-item>
              <text:p text:style-name="P33"><text:span text:style-name="Source_20_Text">$</text:span> git daemon --reuseaddr --base-path<text:span text:style-name="Source_20_Text">=</text:span>/opt/git/ /opt/git/</text:p>
            </text:list-item>
          </text:list>
        </text:list-item>
        <text:list-item>
          <text:p text:style-name="P18"><text:span text:style-name="Source_20_Text">--reuseaddr</text:span> allows the server to restart without waiting for old connections to time out</text:p>
        </text:list-item>
        <text:list-item>
          <text:p text:style-name="P18"><text:span text:style-name="Source_20_Text">--base-path</text:span> option allows people to clone projects without specifying the entire path</text:p>
        </text:list-item>
        <text:list-item>
          <text:p text:style-name="P18"><text:soft-page-break/>If you’re running a firewall, you’ll also need to punch a hole in it at port 9418 on the box you’re setting this up on.</text:p>
        </text:list-item>
        <text:list-item>
          <text:p text:style-name="P18">You can daemonize this process a number of ways, depending on the operating system you’re running. On an Ubuntu machine, you can use an Upstart script. So, in the following file</text:p>
          <text:list>
            <text:list-item>
              <text:p text:style-name="P36"><text:span text:style-name="Source_20_Text"><text:span text:style-name="T2">/etc/init/local-git-daemon.conf</text:span></text:span></text:p>
            </text:list-item>
          </text:list>
        </text:list-item>
        <text:list-item>
          <text:p text:style-name="P18">you put this script:</text:p>
          <text:list>
            <text:list-item>
              <text:list>
                <text:list-header>
                  <text:p text:style-name="P36"><text:span text:style-name="Source_20_Text">start on startup</text:span></text:p>
                </text:list-header>
              </text:list>
            </text:list-item>
          </text:list>
        </text:list-item>
      </text:list>
      <text:p text:style-name="Preformatted_20_Text"><text:span text:style-name="Source_20_Text"><text:tab/><text:tab/>stop on shutdown</text:span></text:p>
      <text:p text:style-name="Preformatted_20_Text"><text:span text:style-name="Source_20_Text"><text:tab/><text:tab/>exec /usr/bin/git daemon \</text:span></text:p>
      <text:p text:style-name="Preformatted_20_Text"><text:span text:style-name="Source_20_Text"><text:s text:c="4"/><text:tab/><text:tab/><text:tab/>--user=git --group=git \</text:span></text:p>
      <text:p text:style-name="Preformatted_20_Text"><text:span text:style-name="Source_20_Text"><text:s text:c="4"/><text:tab/><text:tab/><text:tab/>--reuseaddr \</text:span></text:p>
      <text:p text:style-name="Preformatted_20_Text"><text:span text:style-name="Source_20_Text"><text:s text:c="4"/><text:tab/><text:tab/><text:tab/>--base-path=/opt/git/ \</text:span></text:p>
      <text:p text:style-name="Preformatted_20_Text"><text:span text:style-name="Source_20_Text"><text:s text:c="4"/><text:tab/><text:tab/><text:tab/>/opt/git/</text:span></text:p>
      <text:p text:style-name="P4"><text:span text:style-name="Source_20_Text"><text:tab/><text:tab/>respawn</text:span></text:p>
      <text:list xml:id="list191160050604844" text:continue-numbering="true" text:style-name="L4">
        <text:list-item>
          <text:p text:style-name="P18">For security reasons, it is strongly encouraged to have this daemon run as a user with read-only permissions to the repositories – you can easily do this by creating a new user <text:span text:style-name="Emphasis">git-ro</text:span> and running the daemon as them. </text:p>
        </text:list-item>
        <text:list-item>
          <text:p text:style-name="P18">When you restart your machine, your Git daemon will start automatically and respawn if it goes down. To get it running without having to reboot, you can run this:</text:p>
          <text:list>
            <text:list-item>
              <text:p text:style-name="P33"><text:span text:style-name="Source_20_Text">$</text:span> initctl start <text:span text:style-name="Source_20_Text">local</text:span>-git-daemon</text:p>
            </text:list-item>
          </text:list>
        </text:list-item>
        <text:list-item>
          <text:p text:style-name="P18">On other systems, you may want to use <text:span text:style-name="Source_20_Text">xinetd</text:span>, a script in your <text:span text:style-name="Source_20_Text">sysvinit</text:span> system, or something else – as long as you get that command daemonized and watched somehow.</text:p>
        </text:list-item>
        <text:list-item>
          <text:p text:style-name="P19">Next, you have to tell Git which repositories to allow unauthenticated Git server-based access to. You can do this in each repository by creating a file named<text:span text:style-name="T2"> </text:span><text:span text:style-name="Source_20_Text"><text:span text:style-name="T2">git-daemon-export-ok</text:span></text:span><text:span text:style-name="T2">.</text:span></text:p>
          <text:list>
            <text:list-item>
              <text:list>
                <text:list-item>
                  <text:list>
                    <text:list-item>
                      <text:list>
                        <text:list-header>
                          <text:p text:style-name="P19"><text:span text:style-name="Source_20_Text"><text:span text:style-name="T2">$</text:span></text:span><text:span text:style-name="T2"> </text:span><text:span text:style-name="Source_20_Text"><text:span text:style-name="T2">cd</text:span></text:span><text:span text:style-name="T2"> /path/to/project.git</text:span></text:p>
                        </text:list-header>
                      </text:list>
                    </text:list-item>
                  </text:list>
                </text:list-item>
              </text:list>
            </text:list-item>
          </text:list>
        </text:list-item>
      </text:list>
      <text:p text:style-name="P4"><text:span text:style-name="Source_20_Text"><text:span text:style-name="T2"><text:tab/><text:tab/><text:tab/>$</text:span></text:span><text:span text:style-name="T2"> touch git-daemon-export-ok</text:span></text:p>
      <text:list xml:id="list191160120382061" text:continue-numbering="true" text:style-name="L4">
        <text:list-item>
          <text:p text:style-name="P18">The presence of that file tells Git that it’s OK to serve this project without authentication.</text:p>
        </text:list-item>
      </text:list>
      <text:p text:style-name="P2"/>
      <text:h text:style-name="P7" text:outline-level="1">Git on the Server - Smart HTTP</text:h>
      <text:list xml:id="list4734315306484576834" text:style-name="L5">
        <text:list-item>
          <text:p text:style-name="P20">We now have authenticated access though SSH and unauthenticated access through <text:span text:style-name="Source_20_Text">git://</text:span>, but there is also a protocol that can do both at the same time. </text:p>
        </text:list-item>
        <text:list-item>
          <text:p text:style-name="P20">HTTP is basically just enabling a CGI script that is provided with Git called <text:span text:style-name="Source_20_Text">git-http-backend</text:span> on the server.</text:p>
        </text:list-item>
        <text:list-item>
          <text:p text:style-name="P20">This CGI will read the path and headers sent by a <text:span text:style-name="Source_20_Text">git fetch</text:span> or <text:span text:style-name="Source_20_Text">git push</text:span> to an HTTP URL and determine if the client can communicate over HTTP</text:p>
        </text:list-item>
        <text:list-item>
          <text:p text:style-name="P20"><text:soft-page-break/>We’ll set this up with Apache as the CGI server.</text:p>
          <text:list>
            <text:list-item>
              <text:list>
                <text:list-header>
                  <text:p text:style-name="P37"><text:span text:style-name="Source_20_Text"><text:span text:style-name="T2">$</text:span></text:span><text:span text:style-name="T2"> sudo apt-get install apache2 apache2-utils</text:span></text:p>
                </text:list-header>
              </text:list>
            </text:list-item>
          </text:list>
        </text:list-item>
      </text:list>
      <text:p text:style-name="P4"><text:span text:style-name="Source_20_Text"><text:span text:style-name="T2"><text:tab/><text:tab/>$</text:span></text:span><text:span text:style-name="T2"> a2enmod cgi </text:span><text:span text:style-name="Source_20_Text"><text:span text:style-name="T2">alias </text:span></text:span><text:span text:style-name="T2">env rewrite</text:span></text:p>
      <text:list xml:id="list191160765564092" text:continue-numbering="true" text:style-name="L5">
        <text:list-item>
          <text:p text:style-name="P20">This also enables the <text:span text:style-name="Source_20_Text">mod_cgi</text:span>, <text:span text:style-name="Source_20_Text">mod_alias</text:span>, <text:span text:style-name="Source_20_Text">mod_env</text:span>, and <text:span text:style-name="Source_20_Text">mod_rewrite</text:span> modules, which are all needed for this to work properly.</text:p>
        </text:list-item>
        <text:list-item>
          <text:p text:style-name="P20">You’ll also need to set the Unix user group of the <text:span text:style-name="Source_20_Text">/opt/git</text:span> directories to <text:span text:style-name="Source_20_Text">www-data</text:span> so your web server can read- and write-access the repositories, because the Apache instance running the CGI script will (by default) be running as that user:</text:p>
          <text:list>
            <text:list-item>
              <text:p text:style-name="P34"><text:span text:style-name="Source_20_Text">$</text:span> chgrp -R www-data /opt/git</text:p>
            </text:list-item>
          </text:list>
        </text:list-item>
        <text:list-item>
          <text:p text:style-name="P20">Next we need to add some things to the Apache configuration to run the <text:span text:style-name="Source_20_Text">git-http-backend</text:span> as the handler for anything coming into the <text:span text:style-name="Source_20_Text">/git</text:span> path of your web server.</text:p>
          <text:list>
            <text:list-item>
              <text:list>
                <text:list-header>
                  <text:p text:style-name="P37"><text:span text:style-name="Source_20_Text"><text:span text:style-name="T2">SetEnv GIT_PROJECT_ROOT /opt/git</text:span></text:span></text:p>
                </text:list-header>
              </text:list>
            </text:list-item>
          </text:list>
        </text:list-item>
      </text:list>
      <text:p text:style-name="Preformatted_20_Text"><text:span text:style-name="Source_20_Text"><text:span text:style-name="T2"><text:tab/><text:tab/>SetEnv GIT_HTTP_EXPORT_ALL</text:span></text:span></text:p>
      <text:p text:style-name="P4"><text:span text:style-name="Source_20_Text"><text:span text:style-name="T2"><text:tab/><text:tab/>ScriptAlias /git/ /usr/lib/git-core/git-http-backend/</text:span></text:span></text:p>
      <text:list xml:id="list191160327516493" text:continue-numbering="true" text:style-name="L5">
        <text:list-item>
          <text:p text:style-name="P20">If you leave out <text:span text:style-name="Source_20_Text">GIT_HTTP_EXPORT_ALL</text:span> environment variable, then Git will only serve to unauthenticated clients the repositories with the <text:span text:style-name="Source_20_Text">git-daemon-export-ok</text:span> file in them, just like the Git daemon did.</text:p>
        </text:list-item>
        <text:list-item>
          <text:p text:style-name="P20">Finally you’ll want to tell Apache to allow requests to <text:span text:style-name="Source_20_Text">git-http-backend</text:span> and make writes be authenticated somehow, possibly with an Auth block like this:</text:p>
          <text:list>
            <text:list-item>
              <text:list>
                <text:list-item>
                  <text:list>
                    <text:list-item>
                      <text:list>
                        <text:list-header>
                          <text:p text:style-name="P37"><text:span text:style-name="Source_20_Text">RewriteEngine On</text:span></text:p>
                        </text:list-header>
                      </text:list>
                    </text:list-item>
                  </text:list>
                </text:list-item>
              </text:list>
            </text:list-item>
          </text:list>
        </text:list-item>
      </text:list>
      <text:p text:style-name="Preformatted_20_Text"><text:span text:style-name="Source_20_Text"><text:tab/><text:tab/><text:tab/>RewriteCond %{QUERY_STRING} service=git-receive-pack [OR]</text:span></text:p>
      <text:p text:style-name="Preformatted_20_Text"><text:span text:style-name="Source_20_Text"><text:tab/><text:tab/><text:tab/>RewriteCond %{REQUEST_URI} /git-receive-pack$</text:span></text:p>
      <text:p text:style-name="Preformatted_20_Text"><text:span text:style-name="Source_20_Text"><text:tab/><text:tab/><text:tab/>RewriteRule ^/git/ - [E=AUTHREQUIRED]</text:span></text:p>
      <text:p text:style-name="Preformatted_20_Text"/>
      <text:p text:style-name="Preformatted_20_Text"><text:span text:style-name="Source_20_Text"><text:tab/><text:tab/><text:tab/>&lt;Files "git-http-backend"&gt;</text:span></text:p>
      <text:p text:style-name="Preformatted_20_Text"><text:span text:style-name="Source_20_Text"><text:s text:c="4"/><text:tab/><text:tab/><text:tab/><text:tab/>AuthType Basic</text:span></text:p>
      <text:p text:style-name="Preformatted_20_Text"><text:span text:style-name="Source_20_Text"><text:s text:c="4"/><text:tab/><text:tab/><text:tab/><text:tab/>AuthName "Git Access"</text:span></text:p>
      <text:p text:style-name="Preformatted_20_Text"><text:span text:style-name="Source_20_Text"><text:s text:c="4"/><text:tab/><text:tab/><text:tab/><text:tab/>AuthUserFile /opt/git/.htpasswd</text:span></text:p>
      <text:p text:style-name="Preformatted_20_Text"><text:span text:style-name="Source_20_Text"><text:s text:c="4"/><text:tab/><text:tab/><text:tab/><text:tab/>Require valid-user</text:span></text:p>
      <text:p text:style-name="Preformatted_20_Text"><text:span text:style-name="Source_20_Text"><text:tab/> <text:s text:c="3"/><text:tab/><text:tab/><text:tab/>Order deny,allow</text:span></text:p>
      <text:p text:style-name="Preformatted_20_Text"><text:span text:style-name="Source_20_Text"><text:s text:c="4"/><text:tab/><text:tab/><text:tab/><text:tab/>Deny from env=AUTHREQUIRED</text:span></text:p>
      <text:p text:style-name="Preformatted_20_Text"><text:span text:style-name="Source_20_Text"><text:s text:c="4"/><text:tab/><text:tab/><text:tab/><text:tab/>Satisfy any</text:span></text:p>
      <text:p text:style-name="P4"><text:span text:style-name="Source_20_Text"><text:tab/><text:tab/><text:tab/>&lt;/Files&gt;</text:span></text:p>
      <text:list xml:id="list191160625060075" text:continue-numbering="true" text:style-name="L5">
        <text:list-item>
          <text:p text:style-name="P20">That will require you to create a <text:span text:style-name="Source_20_Text">.htpasswd</text:span> file containing the passwords of all the valid users. Here is an example of adding a “schacon” user to the file:</text:p>
          <text:list>
            <text:list-item>
              <text:p text:style-name="P34"><text:span text:style-name="Source_20_Text">$</text:span> htpasswd -c /opt/git/.htpasswd schacon</text:p>
            </text:list-item>
          </text:list>
        </text:list-item>
        <text:list-item>
          <text:p text:style-name="P20">There are tons of ways to have Apache authenticate users, you’ll have to choose and implement one of them. This is just the simplest example we could come up with. You’ll also almost certainly want to set this up over SSL so all this data is encrypted.</text:p>
        </text:list-item>
        <text:list-item>
          <text:p text:style-name="P20">The idea is that Git comes with a CGI called <text:span text:style-name="Source_20_Text">git-http-backend</text:span> that when invoked will do all the negotiation to send and receive data over HTTP.</text:p>
          <text:h text:style-name="P43" text:outline-level="1"><text:soft-page-break/>Git on the Server - GitWeb</text:h>
        </text:list-item>
        <text:list-item>
          <text:p text:style-name="P20">If you want to check out what GitWeb would look like for your project, Git comes with a command to fire up a temporary instance if you have a lightweight server on your system like <text:span text:style-name="Source_20_Text">lighttpd</text:span> or <text:span text:style-name="Source_20_Text">webrick</text:span>. On Linux machines, <text:span text:style-name="Source_20_Text">lighttpd</text:span> is often installed, so you may be able to get it to run by typing <text:span text:style-name="Source_20_Text">git instaweb</text:span> in your project directory. If you’re running a Mac, Leopard comes preinstalled with Ruby, so <text:span text:style-name="Source_20_Text">webrick</text:span> may be your best bet. To start <text:span text:style-name="Source_20_Text">instaweb</text:span> with a non-lighttpd handler, you can run it with the <text:span text:style-name="Source_20_Text">--httpd</text:span> option.</text:p>
          <text:list>
            <text:list-item>
              <text:p text:style-name="P37"><text:span text:style-name="Source_20_Text"><text:span text:style-name="T2">$</text:span></text:span><text:span text:style-name="T2"> git instaweb --httpd</text:span><text:span text:style-name="Source_20_Text"><text:span text:style-name="T2">=</text:span></text:span><text:span text:style-name="T2">webrick</text:span></text:p>
            </text:list-item>
          </text:list>
        </text:list-item>
        <text:list-item>
          <text:p text:style-name="P20">That starts up an HTTPD server on port 1234 and then automatically starts a web browser that opens on that page. It’s pretty easy on your part. When you’re done and want to shut down the server, you can run the same command with the <text:span text:style-name="Source_20_Text">--stop</text:span> option:</text:p>
          <text:list>
            <text:list-item>
              <text:p text:style-name="P34"><text:span text:style-name="Source_20_Text">$</text:span> git instaweb --httpd<text:span text:style-name="Source_20_Text">=</text:span>webrick --stop</text:p>
            </text:list-item>
          </text:list>
        </text:list-item>
        <text:list-item>
          <text:p text:style-name="P20">If you want to run the web interface on a server all the time for your team or for an open source project you’re hosting, you’ll need to set up the CGI script to be served by your normal web server. </text:p>
        </text:list-item>
        <text:list-item>
          <text:p text:style-name="P20">Some Linux distributions have a <text:span text:style-name="Source_20_Text">gitweb</text:span> package that you may be able to install via <text:span text:style-name="Source_20_Text">apt</text:span> or <text:span text:style-name="Source_20_Text">yum</text:span>, so you may want to try that first. We’ll walk through installing GitWeb manually very quickly. First, you need to get the Git source code, which GitWeb comes with, and generate the custom CGI script:</text:p>
          <text:list>
            <text:list-item>
              <text:list>
                <text:list-header>
                  <text:p text:style-name="P37"><text:span text:style-name="Source_20_Text"><text:span text:style-name="T2">$</text:span></text:span><text:span text:style-name="T2"> git clone git://git.kernel.org/pub/scm/git/git.git</text:span></text:p>
                </text:list-header>
              </text:list>
            </text:list-item>
          </text:list>
        </text:list-item>
      </text:list>
      <text:p text:style-name="Preformatted_20_Text"><text:span text:style-name="Source_20_Text"><text:span text:style-name="T2"><text:tab/><text:tab/>$</text:span></text:span><text:span text:style-name="T2"> </text:span><text:span text:style-name="Source_20_Text"><text:span text:style-name="T2">cd </text:span></text:span><text:span text:style-name="T2">git/</text:span></text:p>
      <text:p text:style-name="Preformatted_20_Text"><text:span text:style-name="Source_20_Text"><text:span text:style-name="T2"><text:tab/><text:tab/>$</text:span></text:span><text:span text:style-name="T2"> make </text:span><text:span text:style-name="Source_20_Text"><text:span text:style-name="T2">GITWEB_PROJECTROOT="/opt/git"</text:span></text:span><text:span text:style-name="T2"> </text:span><text:span text:style-name="Source_20_Text"><text:span text:style-name="T2">prefix=</text:span></text:span><text:span text:style-name="T2">/usr gitweb</text:span></text:p>
      <text:p text:style-name="Preformatted_20_Text"><text:span text:style-name="Source_20_Text"><text:span text:style-name="T2"><text:s text:c="4"/><text:tab/><text:tab/><text:tab/>SUBDIR gitweb</text:span></text:span></text:p>
      <text:p text:style-name="Preformatted_20_Text"><text:span text:style-name="Source_20_Text"><text:span text:style-name="T2"><text:s text:c="4"/><text:tab/><text:tab/><text:tab/>SUBDIR ../</text:span></text:span></text:p>
      <text:p text:style-name="Preformatted_20_Text"><text:span text:style-name="Source_20_Text"><text:span text:style-name="T2"><text:tab/><text:tab/>make[2]: `GIT-VERSION-FILE' is up to date.</text:span></text:span></text:p>
      <text:p text:style-name="Preformatted_20_Text"><text:span text:style-name="Source_20_Text"><text:span text:style-name="T2"><text:s text:c="4"/><text:tab/><text:tab/><text:tab/>GEN gitweb.cgi</text:span></text:span></text:p>
      <text:p text:style-name="Preformatted_20_Text"><text:span text:style-name="Source_20_Text"><text:span text:style-name="T2"><text:s text:c="4"/><text:tab/><text:tab/><text:tab/>GEN static/gitweb.js</text:span></text:span></text:p>
      <text:p text:style-name="P4"><text:span text:style-name="Source_20_Text"><text:span text:style-name="T2"><text:tab/><text:tab/>$</text:span></text:span><text:span text:style-name="T2"> sudo cp -Rf gitweb /var/www/</text:span></text:p>
      <text:list xml:id="list191159340474296" text:continue-numbering="true" text:style-name="L5">
        <text:list-item>
          <text:p text:style-name="P20">Notice that you have to tell the command where to find your Git repositories with the <text:span text:style-name="Source_20_Text">GITWEB_PROJECTROOT</text:span> variable. Now, you need to make Apache use CGI for that script, for which you can add a VirtualHost:</text:p>
          <text:list>
            <text:list-item>
              <text:list>
                <text:list-header>
                  <text:p text:style-name="P37"><text:span text:style-name="Source_20_Text"><text:span text:style-name="T2">&lt;VirtualHost *:80&gt;</text:span></text:span></text:p>
                </text:list-header>
              </text:list>
            </text:list-item>
          </text:list>
        </text:list-item>
      </text:list>
      <text:p text:style-name="Preformatted_20_Text"><text:span text:style-name="Source_20_Text"><text:span text:style-name="T2"><text:s text:c="4"/><text:tab/><text:tab/><text:tab/>ServerName gitserver</text:span></text:span></text:p>
      <text:p text:style-name="Preformatted_20_Text"><text:span text:style-name="Source_20_Text"><text:span text:style-name="T2"><text:s text:c="4"/><text:tab/><text:tab/><text:tab/>DocumentRoot /var/www/gitweb</text:span></text:span></text:p>
      <text:p text:style-name="Preformatted_20_Text"><text:span text:style-name="Source_20_Text"><text:span text:style-name="T2"><text:s text:c="4"/><text:tab/><text:tab/><text:tab/>&lt;Directory /var/www/gitweb&gt;</text:span></text:span></text:p>
      <text:p text:style-name="Preformatted_20_Text"><text:span text:style-name="Source_20_Text"><text:span text:style-name="T2"><text:s text:c="8"/><text:tab/><text:tab/><text:tab/>Options ExecCGI +FollowSymLinks +SymLinksIfOwnerMatch</text:span></text:span></text:p>
      <text:p text:style-name="Preformatted_20_Text"><text:span text:style-name="Source_20_Text"><text:span text:style-name="T2"><text:s text:c="8"/><text:tab/><text:tab/><text:tab/>AllowOverride All</text:span></text:span></text:p>
      <text:p text:style-name="Preformatted_20_Text"><text:span text:style-name="Source_20_Text"><text:span text:style-name="T2"><text:s text:c="8"/><text:tab/><text:tab/><text:tab/>order allow,deny</text:span></text:span></text:p>
      <text:p text:style-name="Preformatted_20_Text"><text:span text:style-name="Source_20_Text"><text:span text:style-name="T2"><text:s text:c="8"/><text:tab/><text:tab/><text:tab/>Allow from all</text:span></text:span></text:p>
      <text:p text:style-name="Preformatted_20_Text"><text:span text:style-name="Source_20_Text"><text:span text:style-name="T2"><text:s text:c="8"/><text:tab/><text:tab/><text:tab/>AddHandler cgi-script cgi</text:span></text:span></text:p>
      <text:p text:style-name="Preformatted_20_Text"><text:span text:style-name="Source_20_Text"><text:span text:style-name="T2"><text:s text:c="8"/><text:tab/><text:tab/><text:tab/>DirectoryIndex gitweb.cgi</text:span></text:span></text:p>
      <text:p text:style-name="Preformatted_20_Text"><text:span text:style-name="Source_20_Text"><text:span text:style-name="T2"><text:s text:c="4"/><text:tab/><text:tab/><text:tab/>&lt;/Directory&gt;</text:span></text:span></text:p>
      <text:p text:style-name="P4"><text:span text:style-name="Source_20_Text"><text:span text:style-name="T2"><text:tab/><text:tab/>&lt;/VirtualHost&gt;</text:span></text:span></text:p>
      <text:list xml:id="list191160778717068" text:continue-numbering="true" text:style-name="L5">
        <text:list-item>
          <text:p text:style-name="P20">Again, GitWeb can be served with any CGI or Perl capable web server; if you prefer to use something else, it shouldn’t be difficult to set up. At this point, you should be able to visit <text:soft-page-break/><text:span text:style-name="Source_20_Text">http://gitserver/</text:span> to view your repositories online.</text:p>
          <text:p text:style-name="P20"/>
        </text:list-item>
      </text:list>
      <text:p text:style-name="P2"><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01:44.340452783</meta:creation-date>
    <dc:date>2016-05-18T19:11:58.927672496</dc:date>
    <meta:editing-duration>PT2H38M50S</meta:editing-duration>
    <meta:editing-cycles>222</meta:editing-cycles>
    <meta:generator>LibreOffice/4.2.8.2$Linux_X86_64 LibreOffice_project/420m0$Build-2</meta:generator>
    <meta:document-statistic meta:table-count="0" meta:image-count="0" meta:object-count="0" meta:page-count="12" meta:paragraph-count="258" meta:word-count="3866" meta:character-count="22166" meta:non-whitespace-character-count="18450"/>
  </office:meta>
</office:document-meta>
</file>